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b08b" officeooo:paragraph-rsid="001ab08b"/>
    </style:style>
    <style:style style:name="P2" style:family="paragraph" style:parent-style-name="Standard" style:list-style-name="L1">
      <style:text-properties officeooo:rsid="001ab08b" officeooo:paragraph-rsid="001ab08b"/>
    </style:style>
    <style:style style:name="P3" style:family="paragraph" style:parent-style-name="Standard" style:list-style-name="L2">
      <style:text-properties officeooo:rsid="001ab08b" officeooo:paragraph-rsid="001ab08b"/>
    </style:style>
    <style:style style:name="P4" style:family="paragraph" style:parent-style-name="Standard">
      <style:text-properties fo:font-weight="bold" officeooo:rsid="001ab08b" officeooo:paragraph-rsid="001ab08b" style:font-weight-asian="bold" style:font-weight-complex="bold"/>
    </style:style>
    <style:style style:name="P5" style:family="paragraph" style:parent-style-name="Standard">
      <style:text-properties fo:font-weight="bold" officeooo:rsid="001e4093" officeooo:paragraph-rsid="001e4093" style:font-weight-asian="bold" style:font-weight-complex="bold"/>
    </style:style>
    <style:style style:name="P6" style:family="paragraph" style:parent-style-name="Standard">
      <style:text-properties fo:font-weight="bold" officeooo:rsid="00298237" officeooo:paragraph-rsid="00298237" style:font-weight-asian="bold" style:font-weight-complex="bold"/>
    </style:style>
    <style:style style:name="P7" style:family="paragraph" style:parent-style-name="Standard">
      <style:text-properties fo:font-weight="bold" officeooo:rsid="003b3367" officeooo:paragraph-rsid="003b3367" style:font-weight-asian="bold" style:font-weight-complex="bold"/>
    </style:style>
    <style:style style:name="P8" style:family="paragraph" style:parent-style-name="Standard" style:list-style-name="L1">
      <style:text-properties officeooo:paragraph-rsid="001ab08b"/>
    </style:style>
    <style:style style:name="P9" style:family="paragraph" style:parent-style-name="Standard" style:list-style-name="L2">
      <style:text-properties officeooo:rsid="00230781" officeooo:paragraph-rsid="00230781"/>
    </style:style>
    <style:style style:name="P10" style:family="paragraph" style:parent-style-name="Standard">
      <style:text-properties fo:font-weight="normal" officeooo:rsid="0023cf97" officeooo:paragraph-rsid="0023cf97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5fe60" officeooo:paragraph-rsid="0025fe60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25fe60" officeooo:paragraph-rsid="0025fe60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275eb1" officeooo:paragraph-rsid="00275eb1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2779eb" officeooo:paragraph-rsid="002779eb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779eb" officeooo:paragraph-rsid="002779eb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28085c" officeooo:paragraph-rsid="0028085c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28085c" officeooo:paragraph-rsid="0028085c" style:font-weight-asian="normal" style:font-weight-complex="normal"/>
    </style:style>
    <style:style style:name="P18" style:family="paragraph" style:parent-style-name="Standard">
      <style:text-properties fo:font-weight="normal" officeooo:rsid="0028085c" officeooo:paragraph-rsid="0028085c" style:font-weight-asian="normal" style:font-weight-complex="normal"/>
    </style:style>
    <style:style style:name="P19" style:family="paragraph" style:parent-style-name="Standard">
      <style:text-properties fo:font-weight="normal" officeooo:rsid="00298237" officeooo:paragraph-rsid="00298237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b666b" officeooo:paragraph-rsid="002b666b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2cb0e5" officeooo:paragraph-rsid="002cb0e5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3021bd" officeooo:paragraph-rsid="003021bd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321e46" officeooo:paragraph-rsid="00321e46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321e46" officeooo:paragraph-rsid="00321e46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33f37f" officeooo:paragraph-rsid="0033f37f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345334" officeooo:paragraph-rsid="00345334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345334" officeooo:paragraph-rsid="00345334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3723ae" officeooo:paragraph-rsid="003723ae" style:font-weight-asian="normal" style:font-weight-complex="normal"/>
    </style:style>
    <style:style style:name="P29" style:family="paragraph" style:parent-style-name="Standard" style:list-style-name="L6">
      <style:text-properties fo:font-weight="normal" officeooo:rsid="003723ae" officeooo:paragraph-rsid="003723ae" style:font-weight-asian="normal" style:font-weight-complex="normal"/>
    </style:style>
    <style:style style:name="P30" style:family="paragraph" style:parent-style-name="Standard" style:list-style-name="L6">
      <style:text-properties fo:font-weight="normal" officeooo:rsid="00381961" officeooo:paragraph-rsid="00381961" style:font-weight-asian="normal" style:font-weight-complex="normal"/>
    </style:style>
    <style:style style:name="P31" style:family="paragraph" style:parent-style-name="Standard">
      <style:text-properties fo:font-weight="normal" officeooo:rsid="00381961" officeooo:paragraph-rsid="00381961" style:font-weight-asian="normal" style:font-weight-complex="normal"/>
    </style:style>
    <style:style style:name="P32" style:family="paragraph" style:parent-style-name="Standard">
      <style:text-properties fo:font-weight="normal" officeooo:rsid="0038a404" officeooo:paragraph-rsid="003a38f7" style:font-weight-asian="normal" style:font-weight-complex="normal"/>
    </style:style>
    <style:style style:name="P33" style:family="paragraph" style:parent-style-name="Standard">
      <style:text-properties officeooo:rsid="0038a404" officeooo:paragraph-rsid="0038a404"/>
    </style:style>
    <style:style style:name="P34" style:family="paragraph" style:parent-style-name="Standard">
      <style:text-properties officeooo:rsid="0038a404" officeooo:paragraph-rsid="003a38f7"/>
    </style:style>
    <style:style style:name="P35" style:family="paragraph" style:parent-style-name="Standard">
      <style:text-properties fo:color="#ff0000" fo:font-weight="bold" officeooo:rsid="003b3367" officeooo:paragraph-rsid="003b3367" style:font-weight-asian="bold" style:font-weight-complex="bold"/>
    </style:style>
    <style:style style:name="P36" style:family="paragraph" style:parent-style-name="Standard">
      <style:text-properties fo:color="#ff0000" fo:font-weight="bold" officeooo:rsid="003bfcbe" officeooo:paragraph-rsid="003bfcbe" style:font-weight-asian="bold" style:font-weight-complex="bold"/>
    </style:style>
    <style:style style:name="T1" style:family="text">
      <style:text-properties officeooo:rsid="001ab08b"/>
    </style:style>
    <style:style style:name="T2" style:family="text">
      <style:text-properties officeooo:rsid="001c6db0"/>
    </style:style>
    <style:style style:name="T3" style:family="text">
      <style:text-properties officeooo:rsid="001e4093"/>
    </style:style>
    <style:style style:name="T4" style:family="text">
      <style:text-properties officeooo:rsid="001faf2c"/>
    </style:style>
    <style:style style:name="T5" style:family="text">
      <style:text-properties officeooo:rsid="002165f4"/>
    </style:style>
    <style:style style:name="T6" style:family="text">
      <style:text-properties officeooo:rsid="0023a565"/>
    </style:style>
    <style:style style:name="T7" style:family="text">
      <style:text-properties officeooo:rsid="0023cf97"/>
    </style:style>
    <style:style style:name="T8" style:family="text">
      <style:text-properties officeooo:rsid="002779e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8085c"/>
    </style:style>
    <style:style style:name="T11" style:family="text">
      <style:text-properties officeooo:rsid="0028439c"/>
    </style:style>
    <style:style style:name="T12" style:family="text">
      <style:text-properties officeooo:rsid="002b666b"/>
    </style:style>
    <style:style style:name="T13" style:family="text">
      <style:text-properties officeooo:rsid="002cb0e5"/>
    </style:style>
    <style:style style:name="T14" style:family="text">
      <style:text-properties officeooo:rsid="0034013c"/>
    </style:style>
    <style:style style:name="T15" style:family="text">
      <style:text-properties officeooo:rsid="0035e8dd"/>
    </style:style>
    <style:style style:name="T16" style:family="text">
      <style:text-properties officeooo:rsid="003819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1 page par idée</text:p>
      <text:p text:style-name="P36">Idées sup en annexe</text:p>
      <text:p text:style-name="P7"/>
      <text:p text:style-name="P7"/>
      <text:p text:style-name="P4"><text:span text:style-name="T3">Sujet 1 : </text:span>Conversion invisible – sens</text:p>
      <text:p text:style-name="P1"/>
      <text:p text:style-name="P1">POUR :</text:p>
      <text:list xml:id="list3224797633" text:style-name="L1">
        <text:list-item>
          <text:p text:style-name="P8"><text:span text:style-name="T1">intuitif</text:span></text:p>
        </text:list-item>
        <text:list-item>
          <text:p text:style-name="P2">sens toucher moins pris que vision</text:p>
        </text:list-item>
        <text:list-item>
          <text:p text:style-name="P2">comprendre telecom ex : DAS</text:p>
        </text:list-item>
        <text:list-item>
          <text:p text:style-name="P2">prix composants peu coûteux <text:span text:style-name="T5">(Aliexpress)</text:span></text:p>
        </text:list-item>
      </text:list>
      <text:p text:style-name="P1"/>
      <text:p text:style-name="P1">CONTRE :</text:p>
      <text:list xml:id="list512366746" text:style-name="L2">
        <text:list-item>
          <text:p text:style-name="P3">coûteux : <text:span text:style-name="T4">bcp de moyens pour ne pas apporter grand chose</text:span></text:p>
        </text:list-item>
        <text:list-item>
          <text:p text:style-name="P3">surplus infos <text:span text:style-name="T2">→ peut causer accidents</text:span></text:p>
        </text:list-item>
        <text:list-item>
          <text:p text:style-name="P3">connaît pas encore support/interface/capteur → à préciser</text:p>
        </text:list-item>
        <text:list-item>
          <text:p text:style-name="P9">attention : pas seulement récréatif, bien apporter qqch <text:span text:style-name="T6">à l’humain</text:span></text:p>
        </text:list-item>
      </text:list>
      <text:p text:style-name="P1"/>
      <text:p text:style-name="P33">USER STORY :</text:p>
      <text:p text:style-name="P33"/>
      <text:p text:style-name="P33"/>
      <text:p text:style-name="P1"/>
      <text:p text:style-name="P5">Sujet 2 : <text:span text:style-name="T7">Vision panoramique</text:span></text:p>
      <text:p text:style-name="P5"/>
      <text:p text:style-name="P10">POUR :</text:p>
      <text:list xml:id="list3490787823" text:style-name="L3">
        <text:list-item>
          <text:p text:style-name="P11">occulus rift / RA / <text:span text:style-name="T8">élargissement </text:span>FOV <text:span text:style-name="T8">(champ de vision)</text:span> ?</text:p>
        </text:list-item>
        <text:list-item>
          <text:p text:style-name="P11">Fun</text:p>
        </text:list-item>
        <text:list-item>
          <text:p text:style-name="P11">préventif, vision obstacle pour vision réduite</text:p>
        </text:list-item>
        <text:list-item>
          <text:p text:style-name="P11">voir plus <text:span text:style-name="T13">que ce qui est possible</text:span></text:p>
        </text:list-item>
        <text:list-item>
          <text:p text:style-name="P21">aider ceux qui voient peu</text:p>
        </text:list-item>
        <text:list-item>
          <text:p text:style-name="P11"><text:span text:style-name="T13">(sous forme de </text:span>pare-brise qui s’adapte ?<text:span text:style-name="T13">)</text:span></text:p>
        </text:list-item>
        <text:list-item>
          <text:p text:style-name="P14">qd flemme de se retourner</text:p>
        </text:list-item>
        <text:list-item>
          <text:p text:style-name="P14">prévention <text:span text:style-name="T9">agression</text:span> / sécurité / <text:span text:style-name="T12">dissuader</text:span></text:p>
        </text:list-item>
        <text:list-item>
          <text:p text:style-name="P17">comme fisheye</text:p>
        </text:list-item>
      </text:list>
      <text:p text:style-name="P10"/>
      <text:p text:style-name="P10">CONTRE :</text:p>
      <text:list xml:id="list3779826960" text:style-name="L4">
        <text:list-item>
          <text:p text:style-name="P16">pas forcément utile</text:p>
        </text:list-item>
        <text:list-item>
          <text:p text:style-name="P12">champ de vision réduit par vitesse, dispositif le changera pas</text:p>
        </text:list-item>
        <text:list-item>
          <text:p text:style-name="P13">latence</text:p>
        </text:list-item>
        <text:list-item>
          <text:p text:style-name="P15">tout le monde observé tout le temps <text:span text:style-name="T10">→ parano</text:span></text:p>
        </text:list-item>
        <text:list-item>
          <text:p text:style-name="P15">dispositif pas forcément discret ou pratique au quotidien</text:p>
        </text:list-item>
        <text:list-item>
          <text:p text:style-name="P16">bcp de donnée<text:span text:style-name="T11">s à traiter, fatiguant pour l’utilisateur</text:span>, choix de où regarder <text:span text:style-name="T11">(devant/derrière)</text:span></text:p>
        </text:list-item>
        <text:list-item>
          <text:p text:style-name="P20">publicitaires déjà s’accaparent sens vision</text:p>
        </text:list-item>
      </text:list>
      <text:p text:style-name="P18"/>
      <text:p text:style-name="P34">USER STORY :</text:p>
      <text:p text:style-name="P32"/>
      <text:p text:style-name="P18"/>
      <text:p text:style-name="P6">Sujet 3 : Appli nouvelles activités</text:p>
      <text:p text:style-name="P6"/>
      <text:p text:style-name="P19">POUR :</text:p>
      <text:list xml:id="list3043236870" text:style-name="L5">
        <text:list-item>
          <text:p text:style-name="P22">diff profils</text:p>
        </text:list-item>
        <text:list-item>
          <text:p text:style-name="P22">aug imagination via bcp activités diff → nvls idées</text:p>
        </text:list-item>
        <text:list-item>
          <text:p text:style-name="P24"><text:soft-page-break/>lock téléphone, pour s’assurer que fait bien act</text:p>
        </text:list-item>
        <text:list-item>
          <text:p text:style-name="P24">proposer diff act (varié pour respecter les goûts de chacun)</text:p>
        </text:list-item>
        <text:list-item>
          <text:p text:style-name="P27">initiation : pour aller plus loin → tout seul <text:span text:style-name="T16">mais on puet fournir des ressources</text:span></text:p>
        </text:list-item>
        <text:list-item>
          <text:p text:style-name="P28">ajout petites phrases dev perso ? Pour se motiver à faire des choses</text:p>
        </text:list-item>
      </text:list>
      <text:p text:style-name="P19"/>
      <text:p text:style-name="P19">CONTRE :</text:p>
      <text:list xml:id="list350245105" text:style-name="L6">
        <text:list-item>
          <text:p text:style-name="P23">est-ce que utilisateur va vraiment faire, pour continuer à ê sur l’appli</text:p>
        </text:list-item>
        <text:list-item>
          <text:p text:style-name="P25">fort potentiel addictif <text:span text:style-name="T14">(système de récompense)</text:span></text:p>
        </text:list-item>
        <text:list-item>
          <text:p text:style-name="P26">act avec pas trop de matériels au départ</text:p>
        </text:list-item>
        <text:list-item>
          <text:p text:style-name="P26">que pour initiation / début activité</text:p>
        </text:list-item>
        <text:list-item>
          <text:p text:style-name="P26">doit savoir lire <text:span text:style-name="T15">→ </text:span>adapter le profil, <text:span text:style-name="T15">les act et l’interface</text:span></text:p>
        </text:list-item>
        <text:list-item>
          <text:p text:style-name="P29">grosses bases de données ou système de contribution <text:span text:style-name="T16">ou mettre IA / stats pour proposer choses nouvelles</text:span></text:p>
        </text:list-item>
        <text:list-item>
          <text:p text:style-name="P30">pas un très grand défis techniques</text:p>
        </text:list-item>
      </text:list>
      <text:p text:style-name="P31"/>
      <text:p text:style-name="P34">USER STORY :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0:46:31.959000000</meta:creation-date>
    <dc:date>2020-09-28T11:27:29.413000000</dc:date>
    <meta:editing-duration>PT40M44S</meta:editing-duration>
    <meta:editing-cycles>30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51" meta:word-count="356" meta:character-count="1898" meta:non-whitespace-character-count="1629"/>
  </office:meta>
</office:document-meta>
</file>